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pk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-251.283518" calcext:value-type="float">
            <text:p>-251.283518</text:p>
          </table:table-cell>
          <table:table-cell table:style-name="ce1" office:value-type="float" office:value="-251.283517611" calcext:value-type="float">
            <text:p>-251.283518</text:p>
          </table:table-cell>
          <table:table-cell table:formula="of:=[.A2]-[.B2]" office:value-type="float" office:value="-0.000000388999978895299" calcext:value-type="float">
            <text:p>0.000000</text:p>
          </table:table-cell>
        </table:table-row>
        <table:table-row table:style-name="ro1">
          <table:table-cell office:value-type="float" office:value="774.745088" calcext:value-type="float">
            <text:p>774.745088</text:p>
          </table:table-cell>
          <table:table-cell table:style-name="ce1" office:value-type="float" office:value="774.745087937" calcext:value-type="float">
            <text:p>774.745088</text:p>
          </table:table-cell>
          <table:table-cell table:formula="of:=[.A3]-[.B3]" office:value-type="float" office:value="0.0000000630000158707844" calcext:value-type="float">
            <text:p>0.000000</text:p>
          </table:table-cell>
        </table:table-row>
        <table:table-row table:style-name="ro1">
          <table:table-cell office:value-type="float" office:value="-478.042187" calcext:value-type="float">
            <text:p>-478.042187</text:p>
          </table:table-cell>
          <table:table-cell table:style-name="ce1" office:value-type="float" office:value="-478.042187446" calcext:value-type="float">
            <text:p>-478.042187</text:p>
          </table:table-cell>
          <table:table-cell table:formula="of:=[.A4]-[.B4]" office:value-type="float" office:value="0.000000446000001375069" calcext:value-type="float">
            <text:p>0.000000</text:p>
          </table:table-cell>
        </table:table-row>
        <table:table-row table:style-name="ro1">
          <table:table-cell office:value-type="float" office:value="901.094771" calcext:value-type="float">
            <text:p>901.094771</text:p>
          </table:table-cell>
          <table:table-cell table:style-name="ce1" office:value-type="float" office:value="901.094770752" calcext:value-type="float">
            <text:p>901.094771</text:p>
          </table:table-cell>
          <table:table-cell table:formula="of:=[.A5]-[.B5]" office:value-type="float" office:value="0.000000247999992097903" calcext:value-type="float">
            <text:p>0.000000</text:p>
          </table:table-cell>
        </table:table-row>
        <table:table-row table:style-name="ro1">
          <table:table-cell office:value-type="float" office:value="-544.36348" calcext:value-type="float">
            <text:p>-544.36348</text:p>
          </table:table-cell>
          <table:table-cell table:style-name="ce1" office:value-type="float" office:value="-544.363480305" calcext:value-type="float">
            <text:p>-544.363480</text:p>
          </table:table-cell>
          <table:table-cell table:formula="of:=[.A6]-[.B6]" office:value-type="float" office:value="0.000000305000071421091" calcext:value-type="float">
            <text:p>0.000000</text:p>
          </table:table-cell>
        </table:table-row>
        <table:table-row table:style-name="ro1">
          <table:table-cell office:value-type="float" office:value="997.636059" calcext:value-type="float">
            <text:p>997.636059</text:p>
          </table:table-cell>
          <table:table-cell table:style-name="ce1" office:value-type="float" office:value="997.636058767" calcext:value-type="float">
            <text:p>997.636059</text:p>
          </table:table-cell>
          <table:table-cell table:formula="of:=[.A7]-[.B7]" office:value-type="float" office:value="0.000000233000037042075" calcext:value-type="float">
            <text:p>0.000000</text:p>
          </table:table-cell>
        </table:table-row>
        <table:table-row table:style-name="ro1">
          <table:table-cell office:value-type="float" office:value="-551.871244" calcext:value-type="float">
            <text:p>-551.871244</text:p>
          </table:table-cell>
          <table:table-cell table:style-name="ce1" office:value-type="float" office:value="-551.871243791" calcext:value-type="float">
            <text:p>-551.871244</text:p>
          </table:table-cell>
          <table:table-cell table:formula="of:=[.A8]-[.B8]" office:value-type="float" office:value="-0.000000209000063478015" calcext:value-type="float">
            <text:p>0.000000</text:p>
          </table:table-cell>
        </table:table-row>
        <table:table-row table:style-name="ro1">
          <table:table-cell office:value-type="float" office:value="991.371722" calcext:value-type="float">
            <text:p>991.371722</text:p>
          </table:table-cell>
          <table:table-cell table:style-name="ce1" office:value-type="float" office:value="991.371722204" calcext:value-type="float">
            <text:p>991.371722</text:p>
          </table:table-cell>
          <table:table-cell table:formula="of:=[.A9]-[.B9]" office:value-type="float" office:value="-0.000000204000002668181" calcext:value-type="float">
            <text:p>0.000000</text:p>
          </table:table-cell>
        </table:table-row>
        <table:table-row table:style-name="ro1">
          <table:table-cell office:value-type="float" office:value="-481.794027" calcext:value-type="float">
            <text:p>-481.794027</text:p>
          </table:table-cell>
          <table:table-cell table:style-name="ce1" office:value-type="float" office:value="-481.794027456" calcext:value-type="float">
            <text:p>-481.794027</text:p>
          </table:table-cell>
          <table:table-cell table:formula="of:=[.A10]-[.B10]" office:value-type="float" office:value="0.000000455999952464481" calcext:value-type="float">
            <text:p>0.000000</text:p>
          </table:table-cell>
        </table:table-row>
        <table:table-row table:style-name="ro1">
          <table:table-cell office:value-type="float" office:value="1131.758653" calcext:value-type="float">
            <text:p>1131.758653</text:p>
          </table:table-cell>
          <table:table-cell table:style-name="ce1" office:value-type="float" office:value="1131.75865264" calcext:value-type="float">
            <text:p>1131.758653</text:p>
          </table:table-cell>
          <table:table-cell table:formula="of:=[.A11]-[.B11]" office:value-type="float" office:value="0.000000360000058208243" calcext:value-type="float">
            <text:p>0.000000</text:p>
          </table:table-cell>
        </table:table-row>
        <table:table-row table:style-name="ro1">
          <table:table-cell office:value-type="float" office:value="-552.000437" calcext:value-type="float">
            <text:p>-552.000437</text:p>
          </table:table-cell>
          <table:table-cell table:style-name="ce1" office:value-type="float" office:value="-552.000436928" calcext:value-type="float">
            <text:p>-552.000437</text:p>
          </table:table-cell>
          <table:table-cell table:formula="of:=[.A12]-[.B12]" office:value-type="float" office:value="-0.0000000720000343790161" calcext:value-type="float">
            <text:p>0.000000</text:p>
          </table:table-cell>
        </table:table-row>
        <table:table-row table:style-name="ro1">
          <table:table-cell office:value-type="float" office:value="1153.011655" calcext:value-type="float">
            <text:p>1153.011655</text:p>
          </table:table-cell>
          <table:table-cell table:style-name="ce1" office:value-type="float" office:value="1153.01165467" calcext:value-type="float">
            <text:p>1153.011655</text:p>
          </table:table-cell>
          <table:table-cell table:formula="of:=[.A13]-[.B13]" office:value-type="float" office:value="0.000000329999920722912" calcext:value-type="float">
            <text:p>0.000000</text:p>
          </table:table-cell>
        </table:table-row>
        <table:table-row table:style-name="ro1">
          <table:table-cell office:value-type="float" office:value="-566.012266" calcext:value-type="float">
            <text:p>-566.012266</text:p>
          </table:table-cell>
          <table:table-cell table:style-name="ce1" office:value-type="float" office:value="-566.012266357" calcext:value-type="float">
            <text:p>-566.012266</text:p>
          </table:table-cell>
          <table:table-cell table:formula="of:=[.A14]-[.B14]" office:value-type="float" office:value="0.000000357000089934445" calcext:value-type="float">
            <text:p>0.000000</text:p>
          </table:table-cell>
        </table:table-row>
        <table:table-row table:style-name="ro1">
          <table:table-cell office:value-type="float" office:value="947.839452" calcext:value-type="float">
            <text:p>947.839452</text:p>
          </table:table-cell>
          <table:table-cell table:style-name="ce1" office:value-type="float" office:value="947.839451966" calcext:value-type="float">
            <text:p>947.839452</text:p>
          </table:table-cell>
          <table:table-cell table:formula="of:=[.A15]-[.B15]" office:value-type="float" office:value="0.0000000340000951837283" calcext:value-type="float">
            <text:p>0.000000</text:p>
          </table:table-cell>
        </table:table-row>
        <table:table-row table:style-name="ro1">
          <table:table-cell office:value-type="float" office:value="-590.425477" calcext:value-type="float">
            <text:p>-590.425477</text:p>
          </table:table-cell>
          <table:table-cell table:style-name="ce1" office:value-type="float" office:value="-590.425476524" calcext:value-type="float">
            <text:p>-590.425477</text:p>
          </table:table-cell>
          <table:table-cell table:formula="of:=[.A16]-[.B16]" office:value-type="float" office:value="-0.000000475999968330143" calcext:value-type="float">
            <text:p>0.000000</text:p>
          </table:table-cell>
        </table:table-row>
        <table:table-row table:style-name="ro1">
          <table:table-cell office:value-type="float" office:value="1063.717628" calcext:value-type="float">
            <text:p>1063.717628</text:p>
          </table:table-cell>
          <table:table-cell table:style-name="ce1" office:value-type="float" office:value="1063.71762756" calcext:value-type="float">
            <text:p>1063.717628</text:p>
          </table:table-cell>
          <table:table-cell table:formula="of:=[.A17]-[.B17]" office:value-type="float" office:value="0.000000440000121670892" calcext:value-type="float">
            <text:p>0.000000</text:p>
          </table:table-cell>
        </table:table-row>
        <table:table-row table:style-name="ro1">
          <table:table-cell office:value-type="float" office:value="-594.899236" calcext:value-type="float">
            <text:p>-594.899236</text:p>
          </table:table-cell>
          <table:table-cell table:style-name="ce1" office:value-type="float" office:value="-594.899236232" calcext:value-type="float">
            <text:p>-594.899236</text:p>
          </table:table-cell>
          <table:table-cell table:formula="of:=[.A18]-[.B18]" office:value-type="float" office:value="0.000000232000047617475" calcext:value-type="float">
            <text:p>0.000000</text:p>
          </table:table-cell>
        </table:table-row>
        <table:table-row table:style-name="ro1">
          <table:table-cell office:value-type="float" office:value="1028.100173" calcext:value-type="float">
            <text:p>1028.100173</text:p>
          </table:table-cell>
          <table:table-cell table:style-name="ce1" office:value-type="float" office:value="1028.10017274" calcext:value-type="float">
            <text:p>1028.100173</text:p>
          </table:table-cell>
          <table:table-cell table:formula="of:=[.A19]-[.B19]" office:value-type="float" office:value="0.000000259999978879932" calcext:value-type="float">
            <text:p>0.000000</text:p>
          </table:table-cell>
        </table:table-row>
        <table:table-row table:style-name="ro1">
          <table:table-cell office:value-type="float" office:value="-536.190737" calcext:value-type="float">
            <text:p>-536.190737</text:p>
          </table:table-cell>
          <table:table-cell table:style-name="ce1" office:value-type="float" office:value="-536.190736652" calcext:value-type="float">
            <text:p>-536.190737</text:p>
          </table:table-cell>
          <table:table-cell table:formula="of:=[.A20]-[.B20]" office:value-type="float" office:value="-0.000000347999957739376" calcext:value-type="float">
            <text:p>0.000000</text:p>
          </table:table-cell>
        </table:table-row>
        <table:table-row table:style-name="ro1">
          <table:table-cell office:value-type="float" office:value="1285.039019" calcext:value-type="float">
            <text:p>1285.039019</text:p>
          </table:table-cell>
          <table:table-cell table:style-name="ce1" office:value-type="float" office:value="1285.03901887" calcext:value-type="float">
            <text:p>1285.039019</text:p>
          </table:table-cell>
          <table:table-cell table:formula="of:=[.A21]-[.B21]" office:value-type="float" office:value="0.000000129999989439966" calcext:value-type="float">
            <text:p>0.000000</text:p>
          </table:table-cell>
        </table:table-row>
        <table:table-row table:style-name="ro1">
          <table:table-cell office:value-type="float" office:value="-482.03339" calcext:value-type="float">
            <text:p>-482.03339</text:p>
          </table:table-cell>
          <table:table-cell table:style-name="ce1" office:value-type="float" office:value="-482.033390175" calcext:value-type="float">
            <text:p>-482.033390</text:p>
          </table:table-cell>
          <table:table-cell table:formula="of:=[.A22]-[.B22]" office:value-type="float" office:value="0.000000175000025137706" calcext:value-type="float">
            <text:p>0.000000</text:p>
          </table:table-cell>
        </table:table-row>
        <table:table-row table:style-name="ro1">
          <table:table-cell office:value-type="float" office:value="2396.19753" calcext:value-type="float">
            <text:p>2396.19753</text:p>
          </table:table-cell>
          <table:table-cell table:style-name="ce1" office:value-type="float" office:value="2396.19753038" calcext:value-type="float">
            <text:p>2396.197530</text:p>
          </table:table-cell>
          <table:table-cell table:formula="of:=[.A23]-[.B23]" office:value-type="float" office:value="-0.000000380000074073905" calcext:value-type="float">
            <text:p>0.000000</text:p>
          </table:table-cell>
        </table:table-row>
        <table:table-row table:style-name="ro1">
          <table:table-cell office:value-type="float" office:value="-511.575244" calcext:value-type="float">
            <text:p>-511.575244</text:p>
          </table:table-cell>
          <table:table-cell table:style-name="ce1" office:value-type="float" office:value="-511.57524359" calcext:value-type="float">
            <text:p>-511.575244</text:p>
          </table:table-cell>
          <table:table-cell table:formula="of:=[.A24]-[.B24]" office:value-type="float" office:value="-0.000000409999984185561" calcext:value-type="float">
            <text:p>0.000000</text:p>
          </table:table-cell>
        </table:table-row>
        <table:table-row table:style-name="ro1">
          <table:table-cell office:value-type="float" office:value="1133.561903" calcext:value-type="float">
            <text:p>1133.561903</text:p>
          </table:table-cell>
          <table:table-cell table:style-name="ce1" office:value-type="float" office:value="1133.56190295" calcext:value-type="float">
            <text:p>1133.561903</text:p>
          </table:table-cell>
          <table:table-cell table:formula="of:=[.A25]-[.B25]" office:value-type="float" office:value="0.0000000499999259773176" calcext:value-type="float">
            <text:p>0.000000</text:p>
          </table:table-cell>
        </table:table-row>
        <table:table-row table:style-name="ro1">
          <table:table-cell office:value-type="float" office:value="-550.419798" calcext:value-type="float">
            <text:p>-550.419798</text:p>
          </table:table-cell>
          <table:table-cell table:style-name="ce1" office:value-type="float" office:value="-550.419798321" calcext:value-type="float">
            <text:p>-550.419798</text:p>
          </table:table-cell>
          <table:table-cell table:formula="of:=[.A26]-[.B26]" office:value-type="float" office:value="0.000000321000015901518" calcext:value-type="float">
            <text:p>0.000000</text:p>
          </table:table-cell>
        </table:table-row>
        <table:table-row table:style-name="ro1">
          <table:table-cell office:value-type="float" office:value="1031.047861" calcext:value-type="float">
            <text:p>1031.047861</text:p>
          </table:table-cell>
          <table:table-cell table:style-name="ce1" office:value-type="float" office:value="1031.0478614" calcext:value-type="float">
            <text:p>1031.047861</text:p>
          </table:table-cell>
          <table:table-cell table:formula="of:=[.A27]-[.B27]" office:value-type="float" office:value="-0.000000400000089939567" calcext:value-type="float">
            <text:p>0.000000</text:p>
          </table:table-cell>
        </table:table-row>
        <table:table-row table:style-name="ro1">
          <table:table-cell office:value-type="float" office:value="-490.58512" calcext:value-type="float">
            <text:p>-490.58512</text:p>
          </table:table-cell>
          <table:table-cell table:style-name="ce1" office:value-type="float" office:value="-490.585120463" calcext:value-type="float">
            <text:p>-490.585120</text:p>
          </table:table-cell>
          <table:table-cell table:formula="of:=[.A28]-[.B28]" office:value-type="float" office:value="0.000000462999992123514" calcext:value-type="float">
            <text:p>0.000000</text:p>
          </table:table-cell>
        </table:table-row>
        <table:table-row table:style-name="ro1">
          <table:table-cell office:value-type="float" office:value="1903.081628" calcext:value-type="float">
            <text:p>1903.081628</text:p>
          </table:table-cell>
          <table:table-cell table:style-name="ce1" office:value-type="float" office:value="1903.08162773" calcext:value-type="float">
            <text:p>1903.081628</text:p>
          </table:table-cell>
          <table:table-cell table:formula="of:=[.A29]-[.B29]" office:value-type="float" office:value="0.000000269999873125926" calcext:value-type="float">
            <text:p>0.000000</text:p>
          </table:table-cell>
        </table:table-row>
        <table:table-row table:style-name="ro1">
          <table:table-cell office:value-type="float" office:value="-523.291271" calcext:value-type="float">
            <text:p>-523.291271</text:p>
          </table:table-cell>
          <table:table-cell table:style-name="ce1" office:value-type="float" office:value="-523.291271024" calcext:value-type="float">
            <text:p>-523.291271</text:p>
          </table:table-cell>
          <table:table-cell table:formula="of:=[.A30]-[.B30]" office:value-type="float" office:value="0.0000000239999735640595" calcext:value-type="float">
            <text:p>0.000000</text:p>
          </table:table-cell>
        </table:table-row>
        <table:table-row table:style-name="ro1">
          <table:table-cell office:value-type="float" office:value="1107.409133" calcext:value-type="float">
            <text:p>1107.409133</text:p>
          </table:table-cell>
          <table:table-cell table:style-name="ce1" office:value-type="float" office:value="1107.40913346" calcext:value-type="float">
            <text:p>1107.409133</text:p>
          </table:table-cell>
          <table:table-cell table:formula="of:=[.A31]-[.B31]" office:value-type="float" office:value="-0.000000459999910162878" calcext:value-type="float">
            <text:p>0.000000</text:p>
          </table:table-cell>
        </table:table-row>
        <table:table-row table:style-name="ro1">
          <table:table-cell office:value-type="float" office:value="-502.214125" calcext:value-type="float">
            <text:p>-502.214125</text:p>
          </table:table-cell>
          <table:table-cell table:style-name="ce1" office:value-type="float" office:value="-502.214125104" calcext:value-type="float">
            <text:p>-502.214125</text:p>
          </table:table-cell>
          <table:table-cell table:formula="of:=[.A32]-[.B32]" office:value-type="float" office:value="0.000000103999980183289" calcext:value-type="float">
            <text:p>0.000000</text:p>
          </table:table-cell>
        </table:table-row>
        <table:table-row table:style-name="ro1">
          <table:table-cell office:value-type="float" office:value="996.743439" calcext:value-type="float">
            <text:p>996.743439</text:p>
          </table:table-cell>
          <table:table-cell table:style-name="ce1" office:value-type="float" office:value="996.743438774" calcext:value-type="float">
            <text:p>996.743439</text:p>
          </table:table-cell>
          <table:table-cell table:formula="of:=[.A33]-[.B33]" office:value-type="float" office:value="0.000000225999997383042" calcext:value-type="float">
            <text:p>0.000000</text:p>
          </table:table-cell>
        </table:table-row>
        <table:table-row table:style-name="ro1">
          <table:table-cell office:value-type="float" office:value="-492.459357" calcext:value-type="float">
            <text:p>-492.459357</text:p>
          </table:table-cell>
          <table:table-cell table:style-name="ce1" office:value-type="float" office:value="-492.459356779" calcext:value-type="float">
            <text:p>-492.459357</text:p>
          </table:table-cell>
          <table:table-cell table:formula="of:=[.A34]-[.B34]" office:value-type="float" office:value="-0.000000220999993416626" calcext:value-type="float">
            <text:p>0.000000</text:p>
          </table:table-cell>
        </table:table-row>
        <table:table-row table:style-name="ro1">
          <table:table-cell office:value-type="float" office:value="930.362003" calcext:value-type="float">
            <text:p>930.362003</text:p>
          </table:table-cell>
          <table:table-cell table:style-name="ce1" office:value-type="float" office:value="930.36200313" calcext:value-type="float">
            <text:p>930.362003</text:p>
          </table:table-cell>
          <table:table-cell table:formula="of:=[.A35]-[.B35]" office:value-type="float" office:value="-0.000000129999989439966" calcext:value-type="float">
            <text:p>0.000000</text:p>
          </table:table-cell>
        </table:table-row>
        <table:table-row table:style-name="ro1">
          <table:table-cell office:value-type="float" office:value="-553.584271" calcext:value-type="float">
            <text:p>-553.584271</text:p>
          </table:table-cell>
          <table:table-cell table:style-name="ce1" office:value-type="float" office:value="-553.584271094" calcext:value-type="float">
            <text:p>-553.584271</text:p>
          </table:table-cell>
          <table:table-cell table:formula="of:=[.A36]-[.B36]" office:value-type="float" office:value="0.000000094000029093877" calcext:value-type="float">
            <text:p>0.000000</text:p>
          </table:table-cell>
        </table:table-row>
        <table:table-row table:style-name="ro1">
          <table:table-cell office:value-type="float" office:value="1080.352383" calcext:value-type="float">
            <text:p>1080.352383</text:p>
          </table:table-cell>
          <table:table-cell table:style-name="ce1" office:value-type="float" office:value="1080.35238313" calcext:value-type="float">
            <text:p>1080.352383</text:p>
          </table:table-cell>
          <table:table-cell table:formula="of:=[.A37]-[.B37]" office:value-type="float" office:value="-0.000000129999989439966" calcext:value-type="float">
            <text:p>0.000000</text:p>
          </table:table-cell>
        </table:table-row>
        <table:table-row table:style-name="ro1">
          <table:table-cell office:value-type="float" office:value="-573.680942" calcext:value-type="float">
            <text:p>-573.680942</text:p>
          </table:table-cell>
          <table:table-cell table:style-name="ce1" office:value-type="float" office:value="-573.680941572" calcext:value-type="float">
            <text:p>-573.680942</text:p>
          </table:table-cell>
          <table:table-cell table:formula="of:=[.A38]-[.B38]" office:value-type="float" office:value="-0.000000427999907515186" calcext:value-type="float">
            <text:p>0.000000</text:p>
          </table:table-cell>
        </table:table-row>
        <table:table-row table:style-name="ro1">
          <table:table-cell office:value-type="float" office:value="882.27396" calcext:value-type="float">
            <text:p>882.27396</text:p>
          </table:table-cell>
          <table:table-cell table:style-name="ce1" office:value-type="float" office:value="882.273960454" calcext:value-type="float">
            <text:p>882.273960</text:p>
          </table:table-cell>
          <table:table-cell table:formula="of:=[.A39]-[.B39]" office:value-type="float" office:value="-0.000000453999973615282" calcext:value-type="float">
            <text:p>0.000000</text:p>
          </table:table-cell>
        </table:table-row>
        <table:table-row table:style-name="ro1">
          <table:table-cell office:value-type="float" office:value="-501.162473" calcext:value-type="float">
            <text:p>-501.162473</text:p>
          </table:table-cell>
          <table:table-cell table:style-name="ce1" office:value-type="float" office:value="-501.162472829" calcext:value-type="float">
            <text:p>-501.162473</text:p>
          </table:table-cell>
          <table:table-cell table:formula="of:=[.A40]-[.B40]" office:value-type="float" office:value="-0.000000170999953752471" calcext:value-type="float">
            <text:p>0.000000</text:p>
          </table:table-cell>
        </table:table-row>
        <table:table-row table:style-name="ro1">
          <table:table-cell office:value-type="float" office:value="755.123437" calcext:value-type="float">
            <text:p>755.123437</text:p>
          </table:table-cell>
          <table:table-cell table:style-name="ce1" office:value-type="float" office:value="755.123437423" calcext:value-type="float">
            <text:p>755.123437</text:p>
          </table:table-cell>
          <table:table-cell table:formula="of:=[.A41]-[.B41]" office:value-type="float" office:value="-0.000000423000074079027" calcext:value-type="float">
            <text:p>0.000000</text:p>
          </table:table-cell>
        </table:table-row>
        <table:table-row table:style-name="ro1">
          <table:table-cell office:value-type="float" office:value="-524.23039" calcext:value-type="float">
            <text:p>-524.23039</text:p>
          </table:table-cell>
          <table:table-cell table:style-name="ce1" office:value-type="float" office:value="-524.230390075" calcext:value-type="float">
            <text:p>-524.230390</text:p>
          </table:table-cell>
          <table:table-cell table:formula="of:=[.A42]-[.B42]" office:value-type="float" office:value="0.0000000749998889659764" calcext:value-type="float">
            <text:p>0.000000</text:p>
          </table:table-cell>
        </table:table-row>
        <table:table-row table:style-name="ro1">
          <table:table-cell office:value-type="float" office:value="2399.280102" calcext:value-type="float">
            <text:p>2399.280102</text:p>
          </table:table-cell>
          <table:table-cell table:style-name="ce1" office:value-type="float" office:value="2399.28010212" calcext:value-type="float">
            <text:p>2399.280102</text:p>
          </table:table-cell>
          <table:table-cell table:formula="of:=[.A43]-[.B43]" office:value-type="float" office:value="-0.000000119999640446622" calcext:value-type="float">
            <text:p>0.000000</text:p>
          </table:table-cell>
        </table:table-row>
        <table:table-row table:style-name="ro1">
          <table:table-cell office:value-type="float" office:value="-506.057141" calcext:value-type="float">
            <text:p>-506.057141</text:p>
          </table:table-cell>
          <table:table-cell table:style-name="ce1" office:value-type="float" office:value="-506.057140766" calcext:value-type="float">
            <text:p>-506.057141</text:p>
          </table:table-cell>
          <table:table-cell table:formula="of:=[.A44]-[.B44]" office:value-type="float" office:value="-0.000000234000026466674" calcext:value-type="float">
            <text:p>0.000000</text:p>
          </table:table-cell>
        </table:table-row>
        <table:table-row table:style-name="ro1">
          <table:table-cell office:value-type="float" office:value="949.891608" calcext:value-type="float">
            <text:p>949.891608</text:p>
          </table:table-cell>
          <table:table-cell table:style-name="ce1" office:value-type="float" office:value="949.891608164" calcext:value-type="float">
            <text:p>949.891608</text:p>
          </table:table-cell>
          <table:table-cell table:formula="of:=[.A45]-[.B45]" office:value-type="float" office:value="-0.000000163999970936857" calcext:value-type="float">
            <text:p>0.000000</text:p>
          </table:table-cell>
        </table:table-row>
        <table:table-row table:style-name="ro1">
          <table:table-cell office:value-type="float" office:value="-515.154895" calcext:value-type="float">
            <text:p>-515.154895</text:p>
          </table:table-cell>
          <table:table-cell table:style-name="ce1" office:value-type="float" office:value="-515.15489501" calcext:value-type="float">
            <text:p>-515.154895</text:p>
          </table:table-cell>
          <table:table-cell table:formula="of:=[.A46]-[.B46]" office:value-type="float" office:value="0.0000000100000079328311" calcext:value-type="float">
            <text:p>0.000000</text:p>
          </table:table-cell>
        </table:table-row>
        <table:table-row table:style-name="ro1">
          <table:table-cell office:value-type="float" office:value="933.18492" calcext:value-type="float">
            <text:p>933.18492</text:p>
          </table:table-cell>
          <table:table-cell table:style-name="ce1" office:value-type="float" office:value="933.184920123" calcext:value-type="float">
            <text:p>933.184920</text:p>
          </table:table-cell>
          <table:table-cell table:formula="of:=[.A47]-[.B47]" office:value-type="float" office:value="-0.000000122999949780933" calcext:value-type="float">
            <text:p>0.000000</text:p>
          </table:table-cell>
        </table:table-row>
        <table:table-row table:style-name="ro1">
          <table:table-cell office:value-type="float" office:value="-514.753037" calcext:value-type="float">
            <text:p>-514.753037</text:p>
          </table:table-cell>
          <table:table-cell table:style-name="ce1" office:value-type="float" office:value="-514.75303689" calcext:value-type="float">
            <text:p>-514.753037</text:p>
          </table:table-cell>
          <table:table-cell table:formula="of:=[.A48]-[.B48]" office:value-type="float" office:value="-0.000000109999973574304" calcext:value-type="float">
            <text:p>0.000000</text:p>
          </table:table-cell>
        </table:table-row>
        <table:table-row table:style-name="ro1">
          <table:table-cell office:value-type="float" office:value="1108.187712" calcext:value-type="float">
            <text:p>1108.187712</text:p>
          </table:table-cell>
          <table:table-cell table:style-name="ce1" office:value-type="float" office:value="1108.18771201" calcext:value-type="float">
            <text:p>1108.187712</text:p>
          </table:table-cell>
          <table:table-cell table:formula="of:=[.A49]-[.B49]" office:value-type="float" office:value="-0.0000000100001216196688" calcext:value-type="float">
            <text:p>0.000000</text:p>
          </table:table-cell>
        </table:table-row>
        <table:table-row table:style-name="ro1">
          <table:table-cell office:value-type="float" office:value="-495.634841" calcext:value-type="float">
            <text:p>-495.634841</text:p>
          </table:table-cell>
          <table:table-cell table:style-name="ce1" office:value-type="float" office:value="-495.634841461" calcext:value-type="float">
            <text:p>-495.634841</text:p>
          </table:table-cell>
          <table:table-cell table:formula="of:=[.A50]-[.B50]" office:value-type="float" office:value="0.000000461000013274315" calcext:value-type="float">
            <text:p>0.000000</text:p>
          </table:table-cell>
        </table:table-row>
        <table:table-row table:style-name="ro1">
          <table:table-cell office:value-type="float" office:value="951.960591" calcext:value-type="float">
            <text:p>951.960591</text:p>
          </table:table-cell>
          <table:table-cell table:style-name="ce1" office:value-type="float" office:value="951.96059149" calcext:value-type="float">
            <text:p>951.960591</text:p>
          </table:table-cell>
          <table:table-cell table:formula="of:=[.A51]-[.B51]" office:value-type="float" office:value="-0.000000489999933961371" calcext:value-type="float">
            <text:p>0.000000</text:p>
          </table:table-cell>
        </table:table-row>
        <table:table-row table:style-name="ro1">
          <table:table-cell office:value-type="float" office:value="-546.176483" calcext:value-type="float">
            <text:p>-546.176483</text:p>
          </table:table-cell>
          <table:table-cell table:style-name="ce1" office:value-type="float" office:value="-546.176482716" calcext:value-type="float">
            <text:p>-546.176483</text:p>
          </table:table-cell>
          <table:table-cell table:formula="of:=[.A52]-[.B52]" office:value-type="float" office:value="-0.000000283999952443992" calcext:value-type="float">
            <text:p>0.000000</text:p>
          </table:table-cell>
        </table:table-row>
        <table:table-row table:style-name="ro1">
          <table:table-cell office:value-type="float" office:value="1068.345314" calcext:value-type="float">
            <text:p>1068.345314</text:p>
          </table:table-cell>
          <table:table-cell table:style-name="ce1" office:value-type="float" office:value="1068.34531397" calcext:value-type="float">
            <text:p>1068.345314</text:p>
          </table:table-cell>
          <table:table-cell table:formula="of:=[.A53]-[.B53]" office:value-type="float" office:value="0.0000000299999101116555" calcext:value-type="float">
            <text:p>0.000000</text:p>
          </table:table-cell>
        </table:table-row>
        <table:table-row table:style-name="ro1">
          <table:table-cell office:value-type="float" office:value="-536.594027" calcext:value-type="float">
            <text:p>-536.594027</text:p>
          </table:table-cell>
          <table:table-cell table:style-name="ce1" office:value-type="float" office:value="-536.594026539" calcext:value-type="float">
            <text:p>-536.594027</text:p>
          </table:table-cell>
          <table:table-cell table:formula="of:=[.A54]-[.B54]" office:value-type="float" office:value="-0.000000461000013274315" calcext:value-type="float">
            <text:p>0.000000</text:p>
          </table:table-cell>
        </table:table-row>
        <table:table-row table:style-name="ro1">
          <table:table-cell office:value-type="float" office:value="985.860481" calcext:value-type="float">
            <text:p>985.860481</text:p>
          </table:table-cell>
          <table:table-cell table:style-name="ce1" office:value-type="float" office:value="985.860480959" calcext:value-type="float">
            <text:p>985.860481</text:p>
          </table:table-cell>
          <table:table-cell table:formula="of:=[.A55]-[.B55]" office:value-type="float" office:value="0.0000000410000211559236" calcext:value-type="float">
            <text:p>0.000000</text:p>
          </table:table-cell>
        </table:table-row>
        <table:table-row table:style-name="ro1">
          <table:table-cell office:value-type="float" office:value="-453.507981" calcext:value-type="float">
            <text:p>-453.507981</text:p>
          </table:table-cell>
          <table:table-cell table:style-name="ce1" office:value-type="float" office:value="-453.507980547" calcext:value-type="float">
            <text:p>-453.507981</text:p>
          </table:table-cell>
          <table:table-cell table:formula="of:=[.A56]-[.B56]" office:value-type="float" office:value="-0.000000452999984190683" calcext:value-type="float">
            <text:p>0.000000</text:p>
          </table:table-cell>
        </table:table-row>
        <table:table-row table:style-name="ro1">
          <table:table-cell office:value-type="float" office:value="1265.158079" calcext:value-type="float">
            <text:p>1265.158079</text:p>
          </table:table-cell>
          <table:table-cell table:style-name="ce1" office:value-type="float" office:value="1265.15807908" calcext:value-type="float">
            <text:p>1265.158079</text:p>
          </table:table-cell>
          <table:table-cell table:formula="of:=[.A57]-[.B57]" office:value-type="float" office:value="-0.0000000800000634626485" calcext:value-type="float">
            <text:p>0.000000</text:p>
          </table:table-cell>
        </table:table-row>
        <table:table-row table:style-name="ro1">
          <table:table-cell office:value-type="float" office:value="-548.271008" calcext:value-type="float">
            <text:p>-548.271008</text:p>
          </table:table-cell>
          <table:table-cell table:style-name="ce1" office:value-type="float" office:value="-548.27100802" calcext:value-type="float">
            <text:p>-548.271008</text:p>
          </table:table-cell>
          <table:table-cell table:formula="of:=[.A58]-[.B58]" office:value-type="float" office:value="0.0000000199999021788244" calcext:value-type="float">
            <text:p>0.000000</text:p>
          </table:table-cell>
        </table:table-row>
        <table:table-row table:style-name="ro1">
          <table:table-cell office:value-type="float" office:value="1050.178381" calcext:value-type="float">
            <text:p>1050.178381</text:p>
          </table:table-cell>
          <table:table-cell table:style-name="ce1" office:value-type="float" office:value="1050.17838138" calcext:value-type="float">
            <text:p>1050.178381</text:p>
          </table:table-cell>
          <table:table-cell table:formula="of:=[.A59]-[.B59]" office:value-type="float" office:value="-0.000000380000074073905" calcext:value-type="float">
            <text:p>0.000000</text:p>
          </table:table-cell>
        </table:table-row>
        <table:table-row table:style-name="ro1">
          <table:table-cell office:value-type="float" office:value="-507.830747" calcext:value-type="float">
            <text:p>-507.830747</text:p>
          </table:table-cell>
          <table:table-cell table:style-name="ce1" office:value-type="float" office:value="-507.830746606" calcext:value-type="float">
            <text:p>-507.830747</text:p>
          </table:table-cell>
          <table:table-cell table:formula="of:=[.A60]-[.B60]" office:value-type="float" office:value="-0.000000393999982861715" calcext:value-type="float">
            <text:p>0.000000</text:p>
          </table:table-cell>
        </table:table-row>
        <table:table-row table:style-name="ro1">
          <table:table-cell office:value-type="float" office:value="895.480119" calcext:value-type="float">
            <text:p>895.480119</text:p>
          </table:table-cell>
          <table:table-cell table:style-name="ce1" office:value-type="float" office:value="895.480118842" calcext:value-type="float">
            <text:p>895.480119</text:p>
          </table:table-cell>
          <table:table-cell table:formula="of:=[.A61]-[.B61]" office:value-type="float" office:value="0.000000157999920702423" calcext:value-type="float">
            <text:p>0.000000</text:p>
          </table:table-cell>
        </table:table-row>
        <table:table-row table:style-name="ro1">
          <table:table-cell office:value-type="float" office:value="-566.051521" calcext:value-type="float">
            <text:p>-566.051521</text:p>
          </table:table-cell>
          <table:table-cell table:style-name="ce1" office:value-type="float" office:value="-566.051520836" calcext:value-type="float">
            <text:p>-566.051521</text:p>
          </table:table-cell>
          <table:table-cell table:formula="of:=[.A62]-[.B62]" office:value-type="float" office:value="-0.000000163999970936857" calcext:value-type="float">
            <text:p>0.000000</text:p>
          </table:table-cell>
        </table:table-row>
        <table:table-row table:style-name="ro1">
          <table:table-cell office:value-type="float" office:value="528.856126" calcext:value-type="float">
            <text:p>528.856126</text:p>
          </table:table-cell>
          <table:table-cell table:style-name="ce1" office:value-type="float" office:value="528.856125964" calcext:value-type="float">
            <text:p>528.856126</text:p>
          </table:table-cell>
          <table:table-cell table:formula="of:=[.A63]-[.B63]" office:value-type="float" office:value="0.0000000360000740329269" calcext:value-type="float">
            <text:p>0.000000</text:p>
          </table:table-cell>
        </table:table-row>
        <table:table-row table:style-name="ro1">
          <table:table-cell office:value-type="float" office:value="-511.262777" calcext:value-type="float">
            <text:p>-511.262777</text:p>
          </table:table-cell>
          <table:table-cell table:style-name="ce1" office:value-type="float" office:value="-511.262777242" calcext:value-type="float">
            <text:p>-511.262777</text:p>
          </table:table-cell>
          <table:table-cell table:formula="of:=[.A64]-[.B64]" office:value-type="float" office:value="0.000000241999998706888" calcext:value-type="float">
            <text:p>0.000000</text:p>
          </table:table-cell>
        </table:table-row>
        <table:table-row table:style-name="ro1">
          <table:table-cell office:value-type="float" office:value="1143.834161" calcext:value-type="float">
            <text:p>1143.834161</text:p>
          </table:table-cell>
          <table:table-cell table:style-name="ce1" office:value-type="float" office:value="1143.83416098" calcext:value-type="float">
            <text:p>1143.834161</text:p>
          </table:table-cell>
          <table:table-cell table:formula="of:=[.A65]-[.B65]" office:value-type="float" office:value="0.0000000200000158656621" calcext:value-type="float">
            <text:p>0.000000</text:p>
          </table:table-cell>
        </table:table-row>
        <table:table-row table:style-name="ro1">
          <table:table-cell office:value-type="float" office:value="-555.846511" calcext:value-type="float">
            <text:p>-555.846511</text:p>
          </table:table-cell>
          <table:table-cell table:style-name="ce1" office:value-type="float" office:value="-555.846510922" calcext:value-type="float">
            <text:p>-555.846511</text:p>
          </table:table-cell>
          <table:table-cell table:formula="of:=[.A66]-[.B66]" office:value-type="float" office:value="-0.0000000779999709266122" calcext:value-type="float">
            <text:p>0.000000</text:p>
          </table:table-cell>
        </table:table-row>
        <table:table-row table:style-name="ro1">
          <table:table-cell office:value-type="float" office:value="1042.289757" calcext:value-type="float">
            <text:p>1042.289757</text:p>
          </table:table-cell>
          <table:table-cell table:style-name="ce1" office:value-type="float" office:value="1042.28975673" calcext:value-type="float">
            <text:p>1042.289757</text:p>
          </table:table-cell>
          <table:table-cell table:formula="of:=[.A67]-[.B67]" office:value-type="float" office:value="0.000000270000100499601" calcext:value-type="float">
            <text:p>0.000000</text:p>
          </table:table-cell>
        </table:table-row>
        <table:table-row table:style-name="ro1">
          <table:table-cell office:value-type="float" office:value="-521.472414" calcext:value-type="float">
            <text:p>-521.472414</text:p>
          </table:table-cell>
          <table:table-cell table:style-name="ce1" office:value-type="float" office:value="-521.4724142" calcext:value-type="float">
            <text:p>-521.472414</text:p>
          </table:table-cell>
          <table:table-cell table:formula="of:=[.A68]-[.B68]" office:value-type="float" office:value="0.000000200000044969784" calcext:value-type="float">
            <text:p>0.000000</text:p>
          </table:table-cell>
        </table:table-row>
        <table:table-row table:style-name="ro1">
          <table:table-cell office:value-type="float" office:value="1145.332978" calcext:value-type="float">
            <text:p>1145.332978</text:p>
          </table:table-cell>
          <table:table-cell table:style-name="ce1" office:value-type="float" office:value="1145.33297789" calcext:value-type="float">
            <text:p>1145.332978</text:p>
          </table:table-cell>
          <table:table-cell table:formula="of:=[.A69]-[.B69]" office:value-type="float" office:value="0.000000109999973574304" calcext:value-type="float">
            <text:p>0.000000</text:p>
          </table:table-cell>
        </table:table-row>
        <table:table-row table:style-name="ro1">
          <table:table-cell office:value-type="float" office:value="-476.120501" calcext:value-type="float">
            <text:p>-476.120501</text:p>
          </table:table-cell>
          <table:table-cell table:style-name="ce1" office:value-type="float" office:value="-476.120501269" calcext:value-type="float">
            <text:p>-476.120501</text:p>
          </table:table-cell>
          <table:table-cell table:formula="of:=[.A70]-[.B70]" office:value-type="float" office:value="0.000000268999997388164" calcext:value-type="float">
            <text:p>0.000000</text:p>
          </table:table-cell>
        </table:table-row>
        <table:table-row table:style-name="ro1">
          <table:table-cell office:value-type="float" office:value="1067.313013" calcext:value-type="float">
            <text:p>1067.313013</text:p>
          </table:table-cell>
          <table:table-cell table:style-name="ce1" office:value-type="float" office:value="1067.31301263" calcext:value-type="float">
            <text:p>1067.313013</text:p>
          </table:table-cell>
          <table:table-cell table:formula="of:=[.A71]-[.B71]" office:value-type="float" office:value="0.000000369999952454236" calcext:value-type="float">
            <text:p>0.000000</text:p>
          </table:table-cell>
        </table:table-row>
        <table:table-row table:style-name="ro1">
          <table:table-cell office:value-type="float" office:value="-562.441165" calcext:value-type="float">
            <text:p>-562.441165</text:p>
          </table:table-cell>
          <table:table-cell table:style-name="ce1" office:value-type="float" office:value="-562.441165354" calcext:value-type="float">
            <text:p>-562.441165</text:p>
          </table:table-cell>
          <table:table-cell table:formula="of:=[.A72]-[.B72]" office:value-type="float" office:value="0.000000354000007973809" calcext:value-type="float">
            <text:p>0.000000</text:p>
          </table:table-cell>
        </table:table-row>
        <table:table-row table:style-name="ro1">
          <table:table-cell office:value-type="float" office:value="843.456083" calcext:value-type="float">
            <text:p>843.456083</text:p>
          </table:table-cell>
          <table:table-cell table:style-name="ce1" office:value-type="float" office:value="843.456083457" calcext:value-type="float">
            <text:p>843.456083</text:p>
          </table:table-cell>
          <table:table-cell table:formula="of:=[.A73]-[.B73]" office:value-type="float" office:value="-0.00000045699994188908" calcext:value-type="float">
            <text:p>0.000000</text:p>
          </table:table-cell>
        </table:table-row>
        <table:table-row table:style-name="ro1">
          <table:table-cell office:value-type="float" office:value="-478.920935" calcext:value-type="float">
            <text:p>-478.920935</text:p>
          </table:table-cell>
          <table:table-cell table:style-name="ce1" office:value-type="float" office:value="-478.920935232" calcext:value-type="float">
            <text:p>-478.920935</text:p>
          </table:table-cell>
          <table:table-cell table:formula="of:=[.A74]-[.B74]" office:value-type="float" office:value="0.000000231999990774057" calcext:value-type="float">
            <text:p>0.000000</text:p>
          </table:table-cell>
        </table:table-row>
        <table:table-row table:style-name="ro1">
          <table:table-cell office:value-type="float" office:value="1974.945591" calcext:value-type="float">
            <text:p>1974.945591</text:p>
          </table:table-cell>
          <table:table-cell table:style-name="ce1" office:value-type="float" office:value="1974.9455907" calcext:value-type="float">
            <text:p>1974.945591</text:p>
          </table:table-cell>
          <table:table-cell table:formula="of:=[.A75]-[.B75]" office:value-type="float" office:value="0.000000300000010611257" calcext:value-type="float">
            <text:p>0.000000</text:p>
          </table:table-cell>
        </table:table-row>
        <table:table-row table:style-name="ro1">
          <table:table-cell office:value-type="float" office:value="-482.103148" calcext:value-type="float">
            <text:p>-482.103148</text:p>
          </table:table-cell>
          <table:table-cell table:style-name="ce1" office:value-type="float" office:value="-482.103147809" calcext:value-type="float">
            <text:p>-482.103148</text:p>
          </table:table-cell>
          <table:table-cell table:formula="of:=[.A76]-[.B76]" office:value-type="float" office:value="-0.000000190999969618133" calcext:value-type="float">
            <text:p>0.000000</text:p>
          </table:table-cell>
        </table:table-row>
        <table:table-row table:style-name="ro1">
          <table:table-cell office:value-type="float" office:value="948.020281" calcext:value-type="float">
            <text:p>948.020281</text:p>
          </table:table-cell>
          <table:table-cell table:style-name="ce1" office:value-type="float" office:value="948.020281114" calcext:value-type="float">
            <text:p>948.020281</text:p>
          </table:table-cell>
          <table:table-cell table:formula="of:=[.A77]-[.B77]" office:value-type="float" office:value="-0.000000114000044959539" calcext:value-type="float">
            <text:p>0.000000</text:p>
          </table:table-cell>
        </table:table-row>
        <table:table-row table:style-name="ro1">
          <table:table-cell office:value-type="float" office:value="-492.330755" calcext:value-type="float">
            <text:p>-492.330755</text:p>
          </table:table-cell>
          <table:table-cell table:style-name="ce1" office:value-type="float" office:value="-492.3307546" calcext:value-type="float">
            <text:p>-492.330755</text:p>
          </table:table-cell>
          <table:table-cell table:formula="of:=[.A78]-[.B78]" office:value-type="float" office:value="-0.000000400000033096148" calcext:value-type="float">
            <text:p>0.000000</text:p>
          </table:table-cell>
        </table:table-row>
        <table:table-row table:style-name="ro1">
          <table:table-cell office:value-type="float" office:value="756.710166" calcext:value-type="float">
            <text:p>756.710166</text:p>
          </table:table-cell>
          <table:table-cell table:style-name="ce1" office:value-type="float" office:value="756.710166355" calcext:value-type="float">
            <text:p>756.710166</text:p>
          </table:table-cell>
          <table:table-cell table:formula="of:=[.A79]-[.B79]" office:value-type="float" office:value="-0.000000354999997398409" calcext:value-type="float">
            <text:p>0.000000</text:p>
          </table:table-cell>
        </table:table-row>
        <table:table-row table:style-name="ro1">
          <table:table-cell office:value-type="float" office:value="-486.44412" calcext:value-type="float">
            <text:p>-486.44412</text:p>
          </table:table-cell>
          <table:table-cell table:style-name="ce1" office:value-type="float" office:value="-486.444119734" calcext:value-type="float">
            <text:p>-486.444120</text:p>
          </table:table-cell>
          <table:table-cell table:formula="of:=[.A80]-[.B80]" office:value-type="float" office:value="-0.000000265999972270947" calcext:value-type="float">
            <text:p>0.000000</text:p>
          </table:table-cell>
        </table:table-row>
        <table:table-row table:style-name="ro1">
          <table:table-cell office:value-type="float" office:value="884.835609" calcext:value-type="float">
            <text:p>884.835609</text:p>
          </table:table-cell>
          <table:table-cell table:style-name="ce1" office:value-type="float" office:value="884.835609447" calcext:value-type="float">
            <text:p>884.835609</text:p>
          </table:table-cell>
          <table:table-cell table:formula="of:=[.A81]-[.B81]" office:value-type="float" office:value="-0.000000447000047643087" calcext:value-type="float">
            <text:p>0.000000</text:p>
          </table:table-cell>
        </table:table-row>
        <table:table-row table:style-name="ro1">
          <table:table-cell office:value-type="float" office:value="-485.276051" calcext:value-type="float">
            <text:p>-485.276051</text:p>
          </table:table-cell>
          <table:table-cell table:style-name="ce1" office:value-type="float" office:value="-485.276051086" calcext:value-type="float">
            <text:p>-485.276051</text:p>
          </table:table-cell>
          <table:table-cell table:formula="of:=[.A82]-[.B82]" office:value-type="float" office:value="0.0000000860000000102446" calcext:value-type="float">
            <text:p>0.000000</text:p>
          </table:table-cell>
        </table:table-row>
        <table:table-row table:style-name="ro1">
          <table:table-cell office:value-type="float" office:value="509.645094" calcext:value-type="float">
            <text:p>509.645094</text:p>
          </table:table-cell>
          <table:table-cell table:style-name="ce1" office:value-type="float" office:value="509.645093772" calcext:value-type="float">
            <text:p>509.645094</text:p>
          </table:table-cell>
          <table:table-cell table:formula="of:=[.A83]-[.B83]" office:value-type="float" office:value="0.00000022799997623224" calcext:value-type="float">
            <text:p>0.000000</text:p>
          </table:table-cell>
        </table:table-row>
        <table:table-row table:style-name="ro1">
          <table:table-cell office:value-type="float" office:value="-554.779408" calcext:value-type="float">
            <text:p>-554.779408</text:p>
          </table:table-cell>
          <table:table-cell table:style-name="ce1" office:value-type="float" office:value="-554.779407814" calcext:value-type="float">
            <text:p>-554.779408</text:p>
          </table:table-cell>
          <table:table-cell table:formula="of:=[.A84]-[.B84]" office:value-type="float" office:value="-0.000000185999965651718" calcext:value-type="float">
            <text:p>0.000000</text:p>
          </table:table-cell>
        </table:table-row>
        <table:table-row table:style-name="ro1">
          <table:table-cell office:value-type="float" office:value="850.278262" calcext:value-type="float">
            <text:p>850.278262</text:p>
          </table:table-cell>
          <table:table-cell table:style-name="ce1" office:value-type="float" office:value="850.27826228" calcext:value-type="float">
            <text:p>850.278262</text:p>
          </table:table-cell>
          <table:table-cell table:formula="of:=[.A85]-[.B85]" office:value-type="float" office:value="-0.000000279999994745594" calcext:value-type="float">
            <text:p>0.000000</text:p>
          </table:table-cell>
        </table:table-row>
        <table:table-row table:style-name="ro1">
          <table:table-cell office:value-type="float" office:value="-482.289993" calcext:value-type="float">
            <text:p>-482.289993</text:p>
          </table:table-cell>
          <table:table-cell table:style-name="ce1" office:value-type="float" office:value="-482.289993268" calcext:value-type="float">
            <text:p>-482.289993</text:p>
          </table:table-cell>
          <table:table-cell table:formula="of:=[.A86]-[.B86]" office:value-type="float" office:value="0.000000268000007963565" calcext:value-type="float">
            <text:p>0.000000</text:p>
          </table:table-cell>
        </table:table-row>
        <table:table-row table:style-name="ro1">
          <table:table-cell office:value-type="float" office:value="1189.272274" calcext:value-type="float">
            <text:p>1189.272274</text:p>
          </table:table-cell>
          <table:table-cell table:style-name="ce1" office:value-type="float" office:value="1189.27227396" calcext:value-type="float">
            <text:p>1189.272274</text:p>
          </table:table-cell>
          <table:table-cell table:formula="of:=[.A87]-[.B87]" office:value-type="float" office:value="0.0000000400000317313243" calcext:value-type="float">
            <text:p>0.000000</text:p>
          </table:table-cell>
        </table:table-row>
        <table:table-row table:style-name="ro1">
          <table:table-cell office:value-type="float" office:value="-529.463775" calcext:value-type="float">
            <text:p>-529.463775</text:p>
          </table:table-cell>
          <table:table-cell table:style-name="ce1" office:value-type="float" office:value="-529.46377524" calcext:value-type="float">
            <text:p>-529.463775</text:p>
          </table:table-cell>
          <table:table-cell table:formula="of:=[.A88]-[.B88]" office:value-type="float" office:value="0.00000023999996301427" calcext:value-type="float">
            <text:p>0.000000</text:p>
          </table:table-cell>
        </table:table-row>
        <table:table-row table:style-name="ro1">
          <table:table-cell office:value-type="float" office:value="752.577953" calcext:value-type="float">
            <text:p>752.577953</text:p>
          </table:table-cell>
          <table:table-cell table:style-name="ce1" office:value-type="float" office:value="752.577952942" calcext:value-type="float">
            <text:p>752.577953</text:p>
          </table:table-cell>
          <table:table-cell table:formula="of:=[.A89]-[.B89]" office:value-type="float" office:value="0.00000005799995506095" calcext:value-type="float">
            <text:p>0.000000</text:p>
          </table:table-cell>
        </table:table-row>
        <table:table-row table:style-name="ro1">
          <table:table-cell office:value-type="float" office:value="-539.602676" calcext:value-type="float">
            <text:p>-539.602676</text:p>
          </table:table-cell>
          <table:table-cell table:style-name="ce1" office:value-type="float" office:value="-539.602675631" calcext:value-type="float">
            <text:p>-539.602676</text:p>
          </table:table-cell>
          <table:table-cell table:formula="of:=[.A90]-[.B90]" office:value-type="float" office:value="-0.000000368999963029637" calcext:value-type="float">
            <text:p>0.000000</text:p>
          </table:table-cell>
        </table:table-row>
        <table:table-row table:style-name="ro1">
          <table:table-cell office:value-type="float" office:value="812.264195" calcext:value-type="float">
            <text:p>812.264195</text:p>
          </table:table-cell>
          <table:table-cell table:style-name="ce1" office:value-type="float" office:value="812.264194587" calcext:value-type="float">
            <text:p>812.264195</text:p>
          </table:table-cell>
          <table:table-cell table:formula="of:=[.A91]-[.B91]" office:value-type="float" office:value="0.000000412999952459359" calcext:value-type="float">
            <text:p>0.000000</text:p>
          </table:table-cell>
        </table:table-row>
        <table:table-row table:style-name="ro1">
          <table:table-cell office:value-type="float" office:value="-443.976251" calcext:value-type="float">
            <text:p>-443.976251</text:p>
          </table:table-cell>
          <table:table-cell table:style-name="ce1" office:value-type="float" office:value="-443.976251063" calcext:value-type="float">
            <text:p>-443.976251</text:p>
          </table:table-cell>
          <table:table-cell table:formula="of:=[.A92]-[.B92]" office:value-type="float" office:value="0.0000000630000158707844" calcext:value-type="float">
            <text:p>0.000000</text:p>
          </table:table-cell>
        </table:table-row>
        <table:table-row table:style-name="ro1">
          <table:table-cell office:value-type="float" office:value="1113.531585" calcext:value-type="float">
            <text:p>1113.531585</text:p>
          </table:table-cell>
          <table:table-cell table:style-name="ce1" office:value-type="float" office:value="1113.53158525" calcext:value-type="float">
            <text:p>1113.531585</text:p>
          </table:table-cell>
          <table:table-cell table:formula="of:=[.A93]-[.B93]" office:value-type="float" office:value="-0.000000250000084633939" calcext:value-type="float">
            <text:p>0.000000</text:p>
          </table:table-cell>
        </table:table-row>
        <table:table-row table:style-name="ro1">
          <table:table-cell office:value-type="float" office:value="-524.015484" calcext:value-type="float">
            <text:p>-524.015484</text:p>
          </table:table-cell>
          <table:table-cell table:style-name="ce1" office:value-type="float" office:value="-524.015483532" calcext:value-type="float">
            <text:p>-524.015484</text:p>
          </table:table-cell>
          <table:table-cell table:formula="of:=[.A94]-[.B94]" office:value-type="float" office:value="-0.000000468000052933348" calcext:value-type="float">
            <text:p>0.000000</text:p>
          </table:table-cell>
        </table:table-row>
        <table:table-row table:style-name="ro1">
          <table:table-cell office:value-type="float" office:value="708.190744" calcext:value-type="float">
            <text:p>708.190744</text:p>
          </table:table-cell>
          <table:table-cell table:style-name="ce1" office:value-type="float" office:value="708.190744207" calcext:value-type="float">
            <text:p>708.190744</text:p>
          </table:table-cell>
          <table:table-cell table:formula="of:=[.A95]-[.B95]" office:value-type="float" office:value="-0.000000206999970941979" calcext:value-type="float">
            <text:p>0.000000</text:p>
          </table:table-cell>
        </table:table-row>
        <table:table-row table:style-name="ro1">
          <table:table-cell office:value-type="float" office:value="-464.583228" calcext:value-type="float">
            <text:p>-464.583228</text:p>
          </table:table-cell>
          <table:table-cell table:style-name="ce1" office:value-type="float" office:value="-464.583228289" calcext:value-type="float">
            <text:p>-464.583228</text:p>
          </table:table-cell>
          <table:table-cell table:formula="of:=[.A96]-[.B96]" office:value-type="float" office:value="0.000000288999956410407" calcext:value-type="float">
            <text:p>0.000000</text:p>
          </table:table-cell>
        </table:table-row>
        <table:table-row table:style-name="ro1">
          <table:table-cell office:value-type="float" office:value="503.326955" calcext:value-type="float">
            <text:p>503.326955</text:p>
          </table:table-cell>
          <table:table-cell table:style-name="ce1" office:value-type="float" office:value="503.326954863" calcext:value-type="float">
            <text:p>503.326955</text:p>
          </table:table-cell>
          <table:table-cell table:formula="of:=[.A97]-[.B97]" office:value-type="float" office:value="0.00000013699997225558" calcext:value-type="float">
            <text:p>0.000000</text:p>
          </table:table-cell>
        </table:table-row>
        <table:table-row table:style-name="ro1">
          <table:table-cell office:value-type="float" office:value="40.756486" calcext:value-type="float">
            <text:p>40.756486</text:p>
          </table:table-cell>
          <table:table-cell table:style-name="ce1" office:value-type="float" office:value="40.7564864517" calcext:value-type="float">
            <text:p>40.756486</text:p>
          </table:table-cell>
          <table:table-cell table:formula="of:=[.A98]-[.B98]" office:value-type="float" office:value="-0.000000451699996517618" calcext:value-type="float">
            <text:p>0.000000</text:p>
          </table:table-cell>
        </table:table-row>
        <table:table-row table:style-name="ro1">
          <table:table-cell office:value-type="float" office:value="46.216489" calcext:value-type="float">
            <text:p>46.216489</text:p>
          </table:table-cell>
          <table:table-cell table:style-name="ce1" office:value-type="float" office:value="46.2164890124" calcext:value-type="float">
            <text:p>46.216489</text:p>
          </table:table-cell>
          <table:table-cell table:formula="of:=[.A99]-[.B99]" office:value-type="float" office:value="-0.0000000123999939205532" calcext:value-type="float">
            <text:p>0.000000</text:p>
          </table:table-cell>
        </table:table-row>
        <table:table-row table:style-name="ro1">
          <table:table-cell office:value-type="float" office:value="-402.245633" calcext:value-type="float">
            <text:p>-402.245633</text:p>
          </table:table-cell>
          <table:table-cell table:style-name="ce1" office:value-type="float" office:value="-402.24563333" calcext:value-type="float">
            <text:p>-402.245633</text:p>
          </table:table-cell>
          <table:table-cell table:formula="of:=[.A100]-[.B100]" office:value-type="float" office:value="0.000000329999977566331" calcext:value-type="float">
            <text:p>0.000000</text:p>
          </table:table-cell>
        </table:table-row>
        <table:table-row table:style-name="ro1">
          <table:table-cell office:value-type="float" office:value="816.32051" calcext:value-type="float">
            <text:p>816.32051</text:p>
          </table:table-cell>
          <table:table-cell table:style-name="ce1" office:value-type="float" office:value="816.320509698" calcext:value-type="float">
            <text:p>816.320510</text:p>
          </table:table-cell>
          <table:table-cell table:formula="of:=[.A101]-[.B101]" office:value-type="float" office:value="0.000000301999989460455" calcext:value-type="float">
            <text:p>0.000000</text:p>
          </table:table-cell>
        </table:table-row>
        <table:table-row table:style-name="ro1">
          <table:table-cell office:value-type="float" office:value="-202.774766" calcext:value-type="float">
            <text:p>-202.774766</text:p>
          </table:table-cell>
          <table:table-cell table:style-name="ce1" office:value-type="float" office:value="-202.774766401" calcext:value-type="float">
            <text:p>-202.774766</text:p>
          </table:table-cell>
          <table:table-cell table:formula="of:=[.A102]-[.B102]" office:value-type="float" office:value="0.000000400999994099038" calcext:value-type="float">
            <text:p>0.000000</text:p>
          </table:table-cell>
        </table:table-row>
        <table:table-row table:style-name="ro1">
          <table:table-cell office:value-type="float" office:value="2391.41856" calcext:value-type="float">
            <text:p>2391.41856</text:p>
          </table:table-cell>
          <table:table-cell table:style-name="ce1" office:value-type="float" office:value="2391.41855955" calcext:value-type="float">
            <text:p>2391.418560</text:p>
          </table:table-cell>
          <table:table-cell table:formula="of:=[.A103]-[.B103]" office:value-type="float" office:value="0.00000045000024329056" calcext:value-type="float">
            <text:p>0.000000</text:p>
          </table:table-cell>
        </table:table-row>
        <table:table-row table:style-name="ro1">
          <table:table-cell office:value-type="float" office:value="-555.099267" calcext:value-type="float">
            <text:p>-555.099267</text:p>
          </table:table-cell>
          <table:table-cell table:style-name="ce1" office:value-type="float" office:value="-555.099267134" calcext:value-type="float">
            <text:p>-555.099267</text:p>
          </table:table-cell>
          <table:table-cell table:formula="of:=[.A104]-[.B104]" office:value-type="float" office:value="0.000000133999947138364" calcext:value-type="float">
            <text:p>0.000000</text:p>
          </table:table-cell>
        </table:table-row>
        <table:table-row table:style-name="ro1">
          <table:table-cell office:value-type="float" office:value="1604.869095" calcext:value-type="float">
            <text:p>1604.869095</text:p>
          </table:table-cell>
          <table:table-cell table:style-name="ce1" office:value-type="float" office:value="1604.86909515" calcext:value-type="float">
            <text:p>1604.869095</text:p>
          </table:table-cell>
          <table:table-cell table:formula="of:=[.A105]-[.B105]" office:value-type="float" office:value="-0.000000150000005305628" calcext:value-type="float">
            <text:p>0.000000</text:p>
          </table:table-cell>
        </table:table-row>
        <table:table-row table:style-name="ro1">
          <table:table-cell office:value-type="float" office:value="-548.047094" calcext:value-type="float">
            <text:p>-548.047094</text:p>
          </table:table-cell>
          <table:table-cell table:style-name="ce1" office:value-type="float" office:value="-548.047093848" calcext:value-type="float">
            <text:p>-548.047094</text:p>
          </table:table-cell>
          <table:table-cell table:formula="of:=[.A106]-[.B106]" office:value-type="float" office:value="-0.000000151999984154827" calcext:value-type="float">
            <text:p>0.000000</text:p>
          </table:table-cell>
        </table:table-row>
        <table:table-row table:style-name="ro1">
          <table:table-cell office:value-type="float" office:value="856.351654" calcext:value-type="float">
            <text:p>856.351654</text:p>
          </table:table-cell>
          <table:table-cell table:style-name="ce1" office:value-type="float" office:value="856.351653719" calcext:value-type="float">
            <text:p>856.351654</text:p>
          </table:table-cell>
          <table:table-cell table:formula="of:=[.A107]-[.B107]" office:value-type="float" office:value="0.000000281000097857032" calcext:value-type="float">
            <text:p>0.000000</text:p>
          </table:table-cell>
        </table:table-row>
        <table:table-row table:style-name="ro1">
          <table:table-cell office:value-type="float" office:value="-555.991746" calcext:value-type="float">
            <text:p>-555.991746</text:p>
          </table:table-cell>
          <table:table-cell table:style-name="ce1" office:value-type="float" office:value="-555.991746111" calcext:value-type="float">
            <text:p>-555.991746</text:p>
          </table:table-cell>
          <table:table-cell table:formula="of:=[.A108]-[.B108]" office:value-type="float" office:value="0.000000110999962998903" calcext:value-type="float">
            <text:p>0.000000</text:p>
          </table:table-cell>
        </table:table-row>
        <table:table-row table:style-name="ro1">
          <table:table-cell office:value-type="float" office:value="1027.893237" calcext:value-type="float">
            <text:p>1027.893237</text:p>
          </table:table-cell>
          <table:table-cell table:style-name="ce1" office:value-type="float" office:value="1027.89323737" calcext:value-type="float">
            <text:p>1027.893237</text:p>
          </table:table-cell>
          <table:table-cell table:formula="of:=[.A109]-[.B109]" office:value-type="float" office:value="-0.000000369999952454236" calcext:value-type="float">
            <text:p>0.000000</text:p>
          </table:table-cell>
        </table:table-row>
        <table:table-row table:style-name="ro1">
          <table:table-cell table:number-columns-repeated="2"/>
          <table:table-cell table:formula="of:=SUM([.C2:.C109])" office:value-type="float" office:value="-0.00000132609948622076" calcext:value-type="float">
            <text:p>-0.000001</text:p>
          </table:table-cell>
        </table:table-row>
        <table:table-row table:style-name="ro1" table:number-rows-repeated="10484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00:37:09.284000000</dc:date>
    <meta:editing-duration>PT2M34S</meta:editing-duration>
    <meta:editing-cycles>1</meta:editing-cycles>
    <meta:document-statistic meta:table-count="1" meta:cell-count="328" meta:object-count="0"/>
    <meta:generator>LibreOffice/4.3.7.2$Windows_x86 LibreOffice_project/8a35821d8636a03b8bf4e15b48f59794652c68ba</meta:generator>
  </office:meta>
</office:document-meta>
</file>